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padding="0.0193in" fo:border="0.06pt solid #d9d9e3"/>
    </style:style>
    <style:style style:name="P3" style:family="paragraph" style:parent-style-name="Text_20_body">
      <style:paragraph-properties fo:padding="0.0193in" fo:border="0.06pt solid #d9d9e3"/>
      <style:text-properties officeooo:paragraph-rsid="00180bec"/>
    </style:style>
    <style:style style:name="P4" style:family="paragraph" style:parent-style-name="Text_20_body" style:list-style-name="L1">
      <style:paragraph-properties fo:padding="0.0193in" fo:border="0.06pt solid #d9d9e3"/>
      <style:text-properties officeooo:paragraph-rsid="0017d118"/>
    </style:style>
    <style:style style:name="P5" style:family="paragraph" style:parent-style-name="Text_20_body" style:list-style-name="L1">
      <style:paragraph-properties fo:padding="0.0193in" fo:border="0.06pt solid #d9d9e3"/>
      <style:text-properties officeooo:paragraph-rsid="00180bec"/>
    </style:style>
    <style:style style:name="P6" style:family="paragraph" style:parent-style-name="Text_20_body" style:list-style-name="L1">
      <style:paragraph-properties fo:padding="0.0193in" fo:border="0.06pt solid #d9d9e3"/>
    </style:style>
    <style:style style:name="P7" style:family="paragraph" style:parent-style-name="Text_20_body" style:list-style-name="L1">
      <style:paragraph-properties fo:padding="0.0193in" fo:border="0.06pt solid #d9d9e3"/>
      <style:text-properties officeooo:paragraph-rsid="00194a5d"/>
    </style:style>
    <style:style style:name="P8" style:family="paragraph" style:parent-style-name="Text_20_body" style:list-style-name="L1">
      <style:paragraph-properties fo:padding="0.0193in" fo:border="0.06pt solid #d9d9e3"/>
      <style:text-properties officeooo:rsid="00194a5d" officeooo:paragraph-rsid="00194a5d"/>
    </style:style>
    <style:style style:name="P9" style:family="paragraph" style:parent-style-name="Text_20_body" style:list-style-name="L1">
      <style:paragraph-properties fo:padding="0.0193in" fo:border="0.06pt solid #d9d9e3"/>
      <style:text-properties officeooo:rsid="00180bec" officeooo:paragraph-rsid="00180bec"/>
    </style:style>
    <style:style style:name="P10" style:family="paragraph" style:parent-style-name="Text_20_body" style:list-style-name="L1">
      <style:paragraph-properties fo:padding="0.0193in" fo:border="0.06pt solid #d9d9e3"/>
      <style:text-properties officeooo:rsid="0017d118" officeooo:paragraph-rsid="0017d118"/>
    </style:style>
    <style:style style:name="T1" style:family="text">
      <style:text-properties loext:padding="0.0193in" loext:border="0.06pt solid #d9d9e3"/>
    </style:style>
    <style:style style:name="T2" style:family="text">
      <style:text-properties officeooo:rsid="0017d118"/>
    </style:style>
    <style:style style:name="T3" style:family="text">
      <style:text-properties fo:font-weight="normal" style:font-weight-asian="normal" style:font-weight-complex="normal" loext:padding="0.0193in" loext:border="0.06pt solid #d9d9e3"/>
    </style:style>
    <style:style style:name="T4" style:family="text">
      <style:text-properties fo:font-weight="normal" officeooo:rsid="00194a5d" style:font-weight-asian="normal" style:font-weight-complex="normal" loext:padding="0.0193in" loext:border="0.06pt solid #d9d9e3"/>
    </style:style>
    <style:style style:name="T5" style:family="text">
      <style:text-properties officeooo:rsid="00180bec"/>
    </style:style>
    <style:style style:name="T6" style:family="text">
      <style:text-properties officeooo:rsid="00194a5d"/>
    </style:style>
    <text:list-style style:name="L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83521246" text:style-name="L1">
        <text:list-item>
          <text:p text:style-name="P4"><text:span text:style-name="Strong_20_Emphasis"><text:span text:style-name="T1">Introduction (2-3 minutes)</text:span></text:span></text:p>
          <text:p text:style-name="P4">Hello, everyone. Today, we're going to explore something fascinating - data centers. Think of them as giant computer houses that make everything digital work. They are like the hidden engines of the internet and the apps we use every day.</text:p>
          <text:p text:style-name="P4">These computer houses are where all our digital data is processed and stored. In this journey, we'll uncover the mysteries behind these digital powerhouses and understand why they matter in our tech-filled world.</text:p>
          <text:p text:style-name="P8">(Picture of some data centers)</text:p>
        </text:list-item>
        <text:list-item>
          <text:p text:style-name="P4"><text:span text:style-name="Strong_20_Emphasis"><text:span text:style-name="T1">What Are Data Centers? (3-4 minutes)</text:span></text:span></text:p>
          <text:p text:style-name="P4"><text:span text:style-name="T5">Data centers introduced in 1940</text:span>. They are like a huge team of computers working together to make the internet and digital services run smoothly. Imagine you're sending a message on your phone or buying something online. All of that happens because of these big computer teams.</text:p>
          <text:p text:style-name="P9">(MIX of old &amp; new physical data centers )</text:p>
        </text:list-item>
        <text:list-item>
          <text:p text:style-name="P4"><text:span text:style-name="Strong_20_Emphasis"><text:span text:style-name="T1">The Changing Landscape (4-5 minutes)<text:line-break/></text:span></text:span>Data centers are not staying the same; they're changing. <text:line-break/><text:span text:style-name="T2">I want to ask you, do you have the same computer you had maybe 5 years ago? Mostly not, you replace </text:span>with a newer, faster one. <text:span text:style-name="T2">The same applies to Data centers, the hardware is changing</text:span> </text:p>
          <text:p text:style-name="P10">(Here we’ll show some pictures of old data centers and newer ones, + pictures of maybe Google &amp; Microsoft logo to show that they are the Whales)</text:p>
        </text:list-item>
        <text:list-item>
          <text:p text:style-name="P4"><text:span text:style-name="Strong_20_Emphasis"><text:span text:style-name="T1">Advantages (2-3 minutes)<text:line-break/></text:span></text:span>Let's pause for a moment to consider the benefits that data centers bring to our digital world. Now, let's talk about why data centers are so important. They help businesses and our digital world work better. It's like having a supercomputer that keeps everything safe and running smoothly.</text:p>
          <text:p text:style-name="P4">Think of data centers as the guardians of our digital world. They help us avoid problems, keep our information secure, and let us do more online.</text:p>
          <text:p text:style-name="P6">Imagine reduced downtime, enhanced security, scalability to meet growing demands, and a cost-effective approach to managing digital operations. Data centers provide these advantages and more. They are the pillars upon which modern enterprises are built. </text:p>
        </text:list-item>
      </text:list>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1"/></text:span></text:p>
      <text:list xml:id="list181623385407835" text:continue-numbering="true" text:style-name="L1">
        <text:list-item>
          <text:p text:style-name="P5"><text:soft-page-break/><text:span text:style-name="Strong_20_Emphasis"><text:span text:style-name="T1">Disadvantages (2-3 minutes)<text:line-break/></text:span></text:span><text:span text:style-name="Strong_20_Emphasis"><text:span text:style-name="T3">But even superheroes have their challenges. Data centers use a lot of energy, and that's not great for the environment. Sometimes, they run into problems too. It's important to know about these challenges so we can work together to make data centers even better and more responsible.</text:span></text:span><text:line-break/><text:span text:style-name="T5">For instance, imagine the cost of a small pause in the data center of Facebook <text:line-break/><text:line-break/>(Image of a down arrow, which means we may face business down if Data centers gone down)</text:span></text:p>
        </text:list-item>
        <text:list-item>
          <text:p text:style-name="P7"><text:span text:style-name="Strong_20_Emphasis"><text:span text:style-name="T1">Proposed Solution (2-3 minutes)<text:line-break/></text:span></text:span><text:span text:style-name="Strong_20_Emphasis"><text:span text:style-name="T3">Now, let's talk about a brilliant solution to one of the big challenges that data centers face - energy efficiency. Data centers use a lot of electricity, and that's not great for the environment. </text:span></text:span>The solution is called "photonic chip design." These special chips use light, like the sun, to do the work, and they don't produce as much heat. This means data centers can become more energy-efficient and Eco-friendly. </text:p>
          <text:p text:style-name="P7">Imagine your computer or phone running cool and saving energy. That's what we're aiming for. While this idea is still in its early stages, it has the potential to make data centers not only more efficient but also kinder to the planet.</text:p>
          <text:p text:style-name="P7">So, in a nutshell, photonic chip design could be the key to a greener and more efficient future for data centers and our digital world.<text:line-break/><text:line-break/><text:span text:style-name="T6">(Picture of photonic chip + picture of green environment maybe? What do you think?)</text:span></text:p>
        </text:list-item>
      </text:list>
      <text:p text:style-name="P2"><text:span text:style-name="Strong_20_Emphasis"><text:span text:style-name="T3"/></text:span></text:p>
      <text:list xml:id="list181622565628985" text:continue-numbering="true" text:style-name="L1">
        <text:list-item>
          <text:p text:style-name="P7"><text:span text:style-name="Strong_20_Emphasis"><text:span text:style-name="T1">Conclusion (2 minutes)<text:line-break/></text:span></text:span><text:span text:style-name="Strong_20_Emphasis"><text:span text:style-name="T3">As we near the end of our journey, remember that data centers are like the magicians behind the digital world. They're getting better and greener, but we need to keep an eye on how they're changing. </text:span></text:span><text:span text:style-name="Strong_20_Emphasis"><text:span text:style-name="T4">They are not as danger as AI</text:span></text:span></text:p>
          <text:p text:style-name="P7">We're at a turning point in the world of technology, and it's up to all of us to make sure it's a bright one. Keep exploring, keep learning, and keep making our digital world even better.</text:p>
        </text:list-item>
        <text:list-item>
          <text:p text:style-name="P6"><text:span text:style-name="Strong_20_Emphasis"><text:span text:style-name="T1">Q&amp;A (3-4 minutes)<text:line-break/></text:span></text:span><text:span text:style-name="Strong_20_Emphasis"><text:span text:style-name="T3">Now, it's your turn to be part of the conversation. Ask any questions you have, share your thoughts, or tell us what's on your mind. This is your chance to dive deeper into the world of data centers and their role in our digital future. We're here to learn and explore together, so please don't hesitate to join the conversation.</text:span></text:span></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23:01:33.578733881</meta:creation-date>
    <dc:date>2024-01-02T18:16:22.437078458</dc:date>
    <meta:editing-duration>PT6M25S</meta:editing-duration>
    <meta:editing-cycles>2</meta:editing-cycles>
    <meta:generator>LibreOffice/7.3.7.2$Linux_X86_64 LibreOffice_project/30$Build-2</meta:generator>
    <meta:document-statistic meta:table-count="0" meta:image-count="0" meta:object-count="0" meta:page-count="2" meta:paragraph-count="19" meta:word-count="721" meta:character-count="4182" meta:non-whitespace-character-count="3481"/>
  </office:meta>
</office:document-meta>
</file>